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limati" svg:font-family="Kalimat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-color="#ffffff" draw:textarea-horizontal-align="justify" draw:textarea-vertical-align="middle" draw:auto-grow-height="false" fo:min-height="1.2cm" fo:min-width="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ffff" draw:textarea-vertical-align="middle" draw:auto-grow-height="false" fo:min-height="0.551cm" fo:min-width="0.596cm"/>
    </style:style>
    <style:style style:name="gr4" style:family="graphic" style:parent-style-name="standard">
      <style:graphic-properties draw:stroke="none" svg:stroke-color="#000000" draw:fill="none" draw:fill-color="#ffffff" fo:min-height="1.25cm"/>
    </style:style>
    <style:style style:name="gr5" style:family="graphic" style:parent-style-name="standard" style:list-style-name="L1">
      <style:graphic-properties draw:fill-color="#ffffff" draw:textarea-horizontal-align="justify" draw:textarea-vertical-align="middle" draw:auto-grow-height="false" fo:min-height="1.2cm" fo:min-width="1cm"/>
    </style:style>
    <style:style style:name="gr6" style:family="graphic" style:parent-style-name="standard" style:list-style-name="L1">
      <style:graphic-properties draw:fill-color="#ffffff" draw:textarea-horizontal-align="justify" draw:textarea-vertical-align="middle" draw:auto-grow-height="false" fo:min-height="1.2cm" fo:min-width="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25cm" fo:min-width="2.6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10" style:family="graphic" style:parent-style-name="standard" style:list-style-name="L1">
      <style:graphic-properties draw:fill-color="#ffffff" draw:textarea-horizontal-align="justify" draw:textarea-vertical-align="middle" draw:auto-grow-height="false" fo:min-height="1.2cm" fo:min-width="1cm"/>
    </style:style>
    <style:style style:name="gr11" style:family="graphic" style:parent-style-name="standard">
      <style:graphic-properties draw:fill-color="#ffffff" draw:textarea-vertical-align="middle" draw:auto-grow-height="false" fo:min-height="0.585cm" fo:min-width="0.596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style:font-name="Kalimati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style:font-name="Kalimati" fo:font-size="11pt" style:font-size-asian="11pt" style:font-size-complex="11pt"/>
    </style:style>
    <style:style style:name="P6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3" xml:id="id1" draw:id="id1" draw:layer="layout" svg:width="3cm" svg:height="2.9cm" svg:x="2cm" svg:y="6.999cm">
          <text:p text:style-name="P1"><text:span text:style-name="T1">significant</text:span></text:p>
          <text:p text:style-name="P1"><text:span text:style-name="T1">association</text:span></text:p>
          <text:p text:style-name="P2"><text:span text:style-name="T1">to featur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4" draw:layer="layout" draw:type="line" svg:x1="3.5cm" svg:y1="9.899cm" svg:x2="3.47cm" svg:y2="12.135cm" draw:start-shape="id1" draw:start-glue-point="6" svg:d="M3500 9899l-30 2236" svg:viewBox="0 0 31 2237">
          <text:p/>
        </draw:connector>
        <draw:custom-shape draw:style-name="gr3" draw:text-style-name="P5" draw:layer="layout" svg:width="2.9cm" svg:height="2.4cm" svg:x="2cm" svg:y="12.099cm">
          <text:p text:style-name="P2"><text:span text:style-name="T1">NS</text:span></text:p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frame draw:style-name="gr4" draw:text-style-name="P6" draw:layer="layout" svg:width="2.4cm" svg:height="1.5cm" svg:x="2.7cm" svg:y="10.299cm">
          <draw:text-box>
            <text:p><text:span text:style-name="T1">no</text:span></text:p>
          </draw:text-box>
        </draw:frame>
        <draw:connector draw:style-name="gr2" draw:text-style-name="P4" draw:layer="layout" draw:type="line" svg:x1="5cm" svg:y1="8.449cm" svg:x2="6.512cm" svg:y2="8.475cm" draw:start-shape="id1" draw:start-glue-point="7" svg:d="M5000 8449l1512 26" svg:viewBox="0 0 1513 27">
          <text:p/>
        </draw:connector>
        <draw:frame draw:style-name="gr4" draw:text-style-name="P6" draw:layer="layout" svg:width="2.4cm" svg:height="1.5cm" svg:x="5.1cm" svg:y="7.799cm">
          <draw:text-box>
            <text:p><text:span text:style-name="T1">yes</text:span></text:p>
          </draw:text-box>
        </draw:frame>
        <draw:custom-shape draw:style-name="gr5" draw:text-style-name="P3" draw:layer="layout" svg:width="3cm" svg:height="2.9cm" svg:x="6.5cm" svg:y="6.999cm">
          <text:p text:style-name="P1"><text:span text:style-name="T1">other </text:span></text:p>
          <text:p text:style-name="P1"><text:span text:style-name="T1">significant </text:span></text:p>
          <text:p text:style-name="P1"><text:span text:style-name="T1">covariates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5" draw:layer="layout" svg:width="2.9cm" svg:height="2.4cm" svg:x="2cm" svg:y="12.1cm">
          <text:p text:style-name="P2"><text:span text:style-name="T1">NS</text:span></text:p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frame draw:style-name="gr4" draw:text-style-name="P6" draw:layer="layout" svg:width="2.4cm" svg:height="1.5cm" svg:x="2.7cm" svg:y="10.3cm">
          <draw:text-box>
            <text:p><text:span text:style-name="T1">no</text:span></text:p>
          </draw:text-box>
        </draw:frame>
        <draw:connector draw:style-name="gr2" draw:text-style-name="P4" draw:layer="layout" draw:type="line" svg:x1="8cm" svg:y1="9.898cm" svg:x2="7.97cm" svg:y2="12.134cm" svg:d="M8000 9898l-30 2236" svg:viewBox="0 0 31 2237">
          <text:p/>
        </draw:connector>
        <draw:custom-shape draw:style-name="gr3" draw:text-style-name="P5" draw:layer="layout" svg:width="2.9cm" svg:height="2.4cm" svg:x="6.5cm" svg:y="12.098cm">
          <text:p text:style-name="P2"><text:span text:style-name="T1">NS</text:span></text:p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frame draw:style-name="gr4" draw:text-style-name="P6" draw:layer="layout" svg:width="2.4cm" svg:height="1.5cm" svg:x="7.2cm" svg:y="10.298cm">
          <draw:text-box>
            <text:p><text:span text:style-name="T1">no</text:span></text:p>
          </draw:text-box>
        </draw:frame>
        <draw:custom-shape draw:style-name="gr3" draw:text-style-name="P5" draw:layer="layout" svg:width="2.9cm" svg:height="2.4cm" svg:x="6.5cm" svg:y="12.099cm">
          <text:p text:style-name="P2"><text:span text:style-name="T1">NC</text:span></text:p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frame draw:style-name="gr4" draw:text-style-name="P6" draw:layer="layout" svg:width="2.4cm" svg:height="1.5cm" svg:x="7.2cm" svg:y="10.299cm">
          <draw:text-box>
            <text:p><text:span text:style-name="T1">no</text:span></text:p>
          </draw:text-box>
        </draw:frame>
        <draw:connector draw:style-name="gr2" draw:text-style-name="P4" draw:layer="layout" draw:type="line" svg:x1="9.5cm" svg:y1="8.449cm" svg:x2="11.012cm" svg:y2="8.475cm" svg:d="M9500 8449l1512 26" svg:viewBox="0 0 1513 27">
          <text:p/>
        </draw:connector>
        <draw:frame draw:style-name="gr4" draw:text-style-name="P6" draw:layer="layout" svg:width="2.4cm" svg:height="1.5cm" svg:x="9.6cm" svg:y="7.799cm">
          <draw:text-box>
            <text:p><text:span text:style-name="T1">yes</text:span></text:p>
          </draw:text-box>
        </draw:frame>
        <draw:custom-shape draw:style-name="gr6" draw:text-style-name="P3" xml:id="id3" draw:id="id3" draw:layer="layout" svg:width="3cm" svg:height="2.9cm" svg:x="11cm" svg:y="6.999cm">
          <text:p text:style-name="P1"><text:span text:style-name="T1">A &gt;= 0.05</text:span></text:p>
          <text:p text:style-name="P1"><text:span text:style-name="T1">AND</text:span></text:p>
          <text:p text:style-name="P1"><text:span text:style-name="T1">B &lt; 0.05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4" draw:layer="layout" draw:type="line" svg:x1="12.5cm" svg:y1="9.898cm" svg:x2="12.47cm" svg:y2="12.134cm" svg:d="M12500 9898l-30 2236" svg:viewBox="0 0 31 2237">
          <text:p/>
        </draw:connector>
        <draw:custom-shape draw:style-name="gr3" draw:text-style-name="P5" draw:layer="layout" svg:width="2.9cm" svg:height="2.4cm" svg:x="11cm" svg:y="12.098cm">
          <text:p text:style-name="P2"><text:span text:style-name="T1">NS</text:span></text:p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frame draw:style-name="gr4" draw:text-style-name="P6" draw:layer="layout" svg:width="2.4cm" svg:height="1.5cm" svg:x="11.5cm" svg:y="10.3cm">
          <draw:text-box>
            <text:p><text:span text:style-name="T1">yes</text:span></text:p>
          </draw:text-box>
        </draw:frame>
        <draw:custom-shape draw:style-name="gr3" draw:text-style-name="P5" draw:layer="layout" svg:width="2.9cm" svg:height="2.4cm" svg:x="11cm" svg:y="12.099cm">
          <text:p text:style-name="P2"><text:span text:style-name="T1">CONF</text:span></text:p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" draw:text-style-name="P5" xml:id="id2" draw:id="id2" draw:layer="layout" svg:width="3.1cm" svg:height="1.5cm" svg:x="7.9cm" svg:y="4.6cm">
          <text:p text:style-name="P2"><text:span text:style-name="T1">lm(y ~ D + C2)</text:span></text:p>
          <text:p text:style-name="P2"><text:span text:style-name="T1">lm(y ~ 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4" draw:layer="layout" svg:x1="8cm" svg:y1="5.3cm" svg:x2="10.8cm" svg:y2="5.3cm">
          <text:p/>
        </draw:line>
        <draw:custom-shape draw:style-name="gr7" draw:text-style-name="P5" draw:layer="layout" svg:width="3.1cm" svg:height="1.5cm" svg:x="14cm" svg:y="4.6cm">
          <text:p text:style-name="P2"><text:span text:style-name="T1">lm(y ~ D + C2)</text:span></text:p>
          <text:p text:style-name="P2"><text:span text:style-name="T1">lm(y ~ C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4" xml:id="id4" draw:id="id4" draw:layer="layout" svg:x1="14.1cm" svg:y1="5.3cm" svg:x2="16.9cm" svg:y2="5.3cm">
          <text:p/>
        </draw:line>
        <draw:connector draw:style-name="gr9" draw:text-style-name="P4" draw:layer="layout" draw:type="line" svg:x1="11cm" svg:y1="5.35cm" svg:x2="12.5cm" svg:y2="6.999cm" draw:start-shape="id2" draw:end-shape="id3" draw:end-glue-point="4" svg:d="M11000 5350l1500 1649" svg:viewBox="0 0 1501 1650">
          <text:p/>
        </draw:connector>
        <draw:connector draw:style-name="gr9" draw:text-style-name="P4" draw:layer="layout" draw:type="line" svg:x1="14.1cm" svg:y1="5.3cm" svg:x2="12.5cm" svg:y2="6.999cm" draw:start-shape="id4" draw:start-glue-point="3" draw:end-shape="id3" draw:end-glue-point="4" svg:d="M14100 5300l-1600 1699" svg:viewBox="0 0 1601 1700">
          <text:p/>
        </draw:connector>
        <draw:frame draw:style-name="gr4" draw:text-style-name="P6" draw:layer="layout" svg:width="2.4cm" svg:height="1.5cm" svg:x="8.9cm" svg:y="4cm">
          <draw:text-box>
            <text:p><text:span text:style-name="T1">A</text:span></text:p>
          </draw:text-box>
        </draw:frame>
        <draw:frame draw:style-name="gr4" draw:text-style-name="P6" draw:layer="layout" svg:width="2.4cm" svg:height="1.5cm" svg:x="15cm" svg:y="4cm">
          <draw:text-box>
            <text:p><text:span text:style-name="T1">B</text:span></text:p>
          </draw:text-box>
        </draw:frame>
        <draw:connector draw:style-name="gr2" draw:text-style-name="P4" draw:layer="layout" draw:type="line" svg:x1="14cm" svg:y1="8.45cm" svg:x2="15.512cm" svg:y2="8.476cm" svg:d="M14000 8450l1512 26" svg:viewBox="0 0 1513 27">
          <text:p/>
        </draw:connector>
        <draw:frame draw:style-name="gr4" draw:text-style-name="P6" draw:layer="layout" svg:width="2.4cm" svg:height="1.5cm" svg:x="14.1cm" svg:y="7.8cm">
          <draw:text-box>
            <text:p><text:span text:style-name="T1">no</text:span></text:p>
          </draw:text-box>
        </draw:frame>
        <draw:custom-shape draw:style-name="gr10" draw:text-style-name="P3" draw:layer="layout" svg:width="3cm" svg:height="2.9cm" svg:x="15.5cm" svg:y="7cm">
          <text:p text:style-name="P1"><text:span text:style-name="T1">A &gt;= 0.05</text:span></text:p>
          <text:p text:style-name="P1"><text:span text:style-name="T1">AND</text:span></text:p>
          <text:p text:style-name="P1"><text:span text:style-name="T1">B &gt;= 0.05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4" draw:layer="layout" draw:type="line" svg:x1="17cm" svg:y1="9.899cm" svg:x2="16.97cm" svg:y2="12.135cm" svg:d="M17000 9899l-30 2236" svg:viewBox="0 0 31 2237">
          <text:p/>
        </draw:connector>
        <draw:custom-shape draw:style-name="gr3" draw:text-style-name="P5" draw:layer="layout" svg:width="2.9cm" svg:height="2.4cm" svg:x="15.5cm" svg:y="12.099cm">
          <text:p text:style-name="P2"><text:span text:style-name="T1">NS</text:span></text:p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frame draw:style-name="gr4" draw:text-style-name="P6" draw:layer="layout" svg:width="2.4cm" svg:height="1.5cm" svg:x="16cm" svg:y="10.301cm">
          <draw:text-box>
            <text:p><text:span text:style-name="T1">yes</text:span></text:p>
          </draw:text-box>
        </draw:frame>
        <draw:custom-shape draw:style-name="gr3" draw:text-style-name="P5" draw:layer="layout" svg:width="2.9cm" svg:height="2.4cm" svg:x="15.5cm" svg:y="12.1cm">
          <text:p text:style-name="P2"><text:span text:style-name="T1">LD</text:span></text:p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onnector draw:style-name="gr2" draw:text-style-name="P4" draw:layer="layout" draw:type="line" svg:x1="18.5cm" svg:y1="8.45cm" svg:x2="20.012cm" svg:y2="8.476cm" svg:d="M18500 8450l1512 26" svg:viewBox="0 0 1513 27">
          <text:p/>
        </draw:connector>
        <draw:frame draw:style-name="gr4" draw:text-style-name="P6" draw:layer="layout" svg:width="2.4cm" svg:height="1.5cm" svg:x="18.6cm" svg:y="7.8cm">
          <draw:text-box>
            <text:p><text:span text:style-name="T1">no</text:span></text:p>
          </draw:text-box>
        </draw:frame>
        <draw:custom-shape draw:style-name="gr11" draw:text-style-name="P5" draw:layer="layout" svg:width="2.9cm" svg:height="2.5cm" svg:x="20cm" svg:y="7.1cm">
          <text:p text:style-name="P2"><text:span text:style-name="T1">SD</text:span></text:p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alimati" svg:font-family="Kalimat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7T11:43:04.057178374</meta:creation-date>
    <dc:date>2019-03-07T14:04:44.025801806</dc:date>
    <meta:editing-duration>PT1H39M38S</meta:editing-duration>
    <meta:editing-cycles>2</meta:editing-cycles>
    <meta:generator>LibreOffice/6.0.7.3$Linux_X86_64 LibreOffice_project/00m0$Build-3</meta:generator>
    <meta:document-statistic meta:object-count="39"/>
  </office:meta>
</office:document-meta>
</file>